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173in"/>
    </style:style>
    <style:style style:name="co2" style:family="table-column">
      <style:table-column-properties fo:break-before="auto" style:column-width="4.1189in"/>
    </style:style>
    <style:style style:name="co3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2.5256in"/>
    </style:style>
    <style:style style:name="co5" style:family="table-column">
      <style:table-column-properties fo:break-before="auto" style:column-width="2.8382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1.2134in"/>
    </style:style>
    <style:style style:name="co10" style:family="table-column">
      <style:table-column-properties fo:break-before="auto" style:column-width="0.9945in"/>
    </style:style>
    <style:style style:name="co11" style:family="table-column">
      <style:table-column-properties fo:break-before="auto" style:column-width="0.869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572in"/>
    </style:style>
    <style:style style:name="co14" style:family="table-column">
      <style:table-column-properties fo:break-before="auto" style:column-width="0.4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threa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5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PID</text:p>
          </table:table-cell>
          <table:table-cell office:value-type="string">
            <text:p>CPU</text:p>
          </table:table-cell>
          <table:table-cell office:value-type="string">
            <text:p>Description</text:p>
          </table:table-cell>
          <table:table-cell office:value-type="string">
            <text:p>Company Name</text:p>
          </table:table-cell>
          <table:table-cell office:value-type="string">
            <text:p>Private Bytes</text:p>
          </table:table-cell>
          <table:table-cell office:value-type="string">
            <text:p>Peak Private Bytes</text:p>
          </table:table-cell>
          <table:table-cell office:value-type="string">
            <text:p>Working Set</text:p>
          </table:table-cell>
          <table:table-cell office:value-type="string">
            <text:p>Peak Working Set</text:p>
          </table:table-cell>
          <table:table-cell office:value-type="string">
            <text:p>USER Objects</text:p>
          </table:table-cell>
          <table:table-cell office:value-type="string">
            <text:p>GDI Objects</text:p>
          </table:table-cell>
          <table:table-cell table:number-columns-repeated="245"/>
        </table:table-row>
        <table:table-row table:style-name="ro1">
          <table:table-cell office:value-type="string">
            <text:p>System Idle Process</text:p>
          </table:table-cell>
          <table:table-cell office:value-type="float" office:value="0">
            <text:p>0</text:p>
          </table:table-cell>
          <table:table-cell office:value-type="float" office:value="94.29">
            <text:p>94.29</text:p>
          </table:table-cell>
          <table:table-cell table:number-columns-repeated="2"/>
          <table:table-cell table:number-columns-repeated="2" office:value-type="string">
            <text:p>0 K</text:p>
          </table:table-cell>
          <table:table-cell office:value-type="string">
            <text:p>28 K</text:p>
          </table:table-cell>
          <table:table-cell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Interrupts</text:p>
          </table:table-cell>
          <table:table-cell office:value-type="string">
            <text:p>n/a</text:p>
          </table:table-cell>
          <table:table-cell/>
          <table:table-cell office:value-type="string">
            <text:p>Hardware Interrupts</text:p>
          </table:table-cell>
          <table:table-cell/>
          <table:table-cell table:number-columns-repeated="4"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DPCs</text:p>
          </table:table-cell>
          <table:table-cell office:value-type="string">
            <text:p>n/a</text:p>
          </table:table-cell>
          <table:table-cell/>
          <table:table-cell office:value-type="string">
            <text:p>Deferred Procedure Calls</text:p>
          </table:table-cell>
          <table:table-cell/>
          <table:table-cell table:number-columns-repeated="4"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System</text:p>
          </table:table-cell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string">
            <text:p>0 K</text:p>
          </table:table-cell>
          <table:table-cell office:value-type="string">
            <text:p>264 K</text:p>
          </table:table-cell>
          <table:table-cell office:value-type="string">
            <text:p>6,792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explorer.exe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Windows Explorer</text:p>
          </table:table-cell>
          <table:table-cell office:value-type="string">
            <text:p>Microsoft Corporation</text:p>
          </table:table-cell>
          <table:table-cell office:value-type="string">
            <text:p>19,796 K</text:p>
          </table:table-cell>
          <table:table-cell office:value-type="string">
            <text:p>25,076 K</text:p>
          </table:table-cell>
          <table:table-cell office:value-type="string">
            <text:p>34,268 K</text:p>
          </table:table-cell>
          <table:table-cell office:value-type="string">
            <text:p>34,576 K</text:p>
          </table:table-cell>
          <table:table-cell office:value-type="float" office:value="373">
            <text:p>373</text:p>
          </table:table-cell>
          <table:table-cell office:value-type="float" office:value="446">
            <text:p>446</text:p>
          </table:table-cell>
          <table:table-cell table:number-columns-repeated="245"/>
        </table:table-row>
        <table:table-row table:style-name="ro1">
          <table:table-cell office:value-type="string">
            <text:p><text:s/>direct.exe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Enterprise Provisioning Suite DIRECT!</text:p>
          </table:table-cell>
          <table:table-cell office:value-type="string">
            <text:p>Courion Corporation</text:p>
          </table:table-cell>
          <table:table-cell office:value-type="string">
            <text:p>1,912 K</text:p>
          </table:table-cell>
          <table:table-cell office:value-type="string">
            <text:p>2,908 K</text:p>
          </table:table-cell>
          <table:table-cell office:value-type="string">
            <text:p>5,120 K</text:p>
          </table:table-cell>
          <table:table-cell office:value-type="string">
            <text:p>5,132 K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45"/>
        </table:table-row>
        <table:table-row table:style-name="ro1">
          <table:table-cell office:value-type="string">
            <text:p><text:s/>shstat.exe</text:p>
          </table:table-cell>
          <table:table-cell office:value-type="float" office:value="2684">
            <text:p>2684</text:p>
          </table:table-cell>
          <table:table-cell/>
          <table:table-cell office:value-type="string">
            <text:p>VirusScan tray icon</text:p>
          </table:table-cell>
          <table:table-cell office:value-type="string">
            <text:p>McAfee, Inc.</text:p>
          </table:table-cell>
          <table:table-cell office:value-type="string">
            <text:p>1,732 K</text:p>
          </table:table-cell>
          <table:table-cell office:value-type="string">
            <text:p>2,724 K</text:p>
          </table:table-cell>
          <table:table-cell office:value-type="string">
            <text:p>1,008 K</text:p>
          </table:table-cell>
          <table:table-cell office:value-type="string">
            <text:p>4,980 K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table:number-columns-repeated="245"/>
        </table:table-row>
        <table:table-row table:style-name="ro1">
          <table:table-cell office:value-type="string">
            <text:p><text:s/>TBMon.exe</text:p>
          </table:table-cell>
          <table:table-cell office:value-type="float" office:value="2180">
            <text:p>2180</text:p>
          </table:table-cell>
          <table:table-cell/>
          <table:table-cell office:value-type="string">
            <text:p>TalkBack Monitor</text:p>
          </table:table-cell>
          <table:table-cell office:value-type="string">
            <text:p>Network Associates, Inc.</text:p>
          </table:table-cell>
          <table:table-cell office:value-type="string">
            <text:p>700 K</text:p>
          </table:table-cell>
          <table:table-cell office:value-type="string">
            <text:p>728 K</text:p>
          </table:table-cell>
          <table:table-cell table:number-columns-repeated="2" office:value-type="string">
            <text:p>2,268 K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rundll32.exe</text:p>
          </table:table-cell>
          <table:table-cell office:value-type="float" office:value="3624">
            <text:p>3624</text:p>
          </table:table-cell>
          <table:table-cell/>
          <table:table-cell office:value-type="string">
            <text:p>Run a DLL as an App</text:p>
          </table:table-cell>
          <table:table-cell office:value-type="string">
            <text:p>Microsoft Corporation</text:p>
          </table:table-cell>
          <table:table-cell office:value-type="string">
            <text:p>2,972 K</text:p>
          </table:table-cell>
          <table:table-cell office:value-type="string">
            <text:p>3,524 K</text:p>
          </table:table-cell>
          <table:table-cell table:number-columns-repeated="2" office:value-type="string">
            <text:p>4,088 K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systray.exe</text:p>
          </table:table-cell>
          <table:table-cell office:value-type="float" office:value="3748">
            <text:p>3748</text:p>
          </table:table-cell>
          <table:table-cell/>
          <table:table-cell office:value-type="string">
            <text:p>SysTray MFC Application</text:p>
          </table:table-cell>
          <table:table-cell/>
          <table:table-cell office:value-type="string">
            <text:p>3,732 K</text:p>
          </table:table-cell>
          <table:table-cell office:value-type="string">
            <text:p>4,736 K</text:p>
          </table:table-cell>
          <table:table-cell office:value-type="string">
            <text:p>6,924 K</text:p>
          </table:table-cell>
          <table:table-cell office:value-type="string">
            <text:p>7,404 K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office:value-type="string">
            <text:p><text:s/>stsystra.exe</text:p>
          </table:table-cell>
          <table:table-cell office:value-type="float" office:value="2428">
            <text:p>2428</text:p>
          </table:table-cell>
          <table:table-cell/>
          <table:table-cell office:value-type="string">
            <text:p>Sigmatel Audio system tray application</text:p>
          </table:table-cell>
          <table:table-cell office:value-type="string">
            <text:p>SigmaTel, Inc.</text:p>
          </table:table-cell>
          <table:table-cell office:value-type="string">
            <text:p>5,644 K</text:p>
          </table:table-cell>
          <table:table-cell office:value-type="string">
            <text:p>6,648 K</text:p>
          </table:table-cell>
          <table:table-cell office:value-type="string">
            <text:p>9,772 K</text:p>
          </table:table-cell>
          <table:table-cell office:value-type="string">
            <text:p>9,776 K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db2systray.exe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IBM(R) DB2(R)</text:p>
          </table:table-cell>
          <table:table-cell office:value-type="string">
            <text:p>International Business Machines Corporation</text:p>
          </table:table-cell>
          <table:table-cell office:value-type="string">
            <text:p>5,772 K</text:p>
          </table:table-cell>
          <table:table-cell office:value-type="string">
            <text:p>8,704 K</text:p>
          </table:table-cell>
          <table:table-cell office:value-type="string">
            <text:p>8,284 K</text:p>
          </table:table-cell>
          <table:table-cell office:value-type="string">
            <text:p>8,292 K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45"/>
        </table:table-row>
        <table:table-row table:style-name="ro1">
          <table:table-cell office:value-type="string">
            <text:p><text:s/>iTunesHelper.exe</text:p>
          </table:table-cell>
          <table:table-cell office:value-type="float" office:value="2464">
            <text:p>2464</text:p>
          </table:table-cell>
          <table:table-cell/>
          <table:table-cell office:value-type="string">
            <text:p>iTunesHelper Module</text:p>
          </table:table-cell>
          <table:table-cell office:value-type="string">
            <text:p>Apple Inc.</text:p>
          </table:table-cell>
          <table:table-cell office:value-type="string">
            <text:p>5,420 K</text:p>
          </table:table-cell>
          <table:table-cell office:value-type="string">
            <text:p>6,424 K</text:p>
          </table:table-cell>
          <table:table-cell office:value-type="string">
            <text:p>9,956 K</text:p>
          </table:table-cell>
          <table:table-cell office:value-type="string">
            <text:p>9,968 K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<text:s/>jusched.exe</text:p>
          </table:table-cell>
          <table:table-cell office:value-type="float" office:value="3640">
            <text:p>3640</text:p>
          </table:table-cell>
          <table:table-cell/>
          <table:table-cell office:value-type="string">
            <text:p>Java(TM) Platform SE binary</text:p>
          </table:table-cell>
          <table:table-cell office:value-type="string">
            <text:p>Sun Microsystems, Inc.</text:p>
          </table:table-cell>
          <table:table-cell office:value-type="string">
            <text:p>1,552 K</text:p>
          </table:table-cell>
          <table:table-cell office:value-type="string">
            <text:p>1,580 K</text:p>
          </table:table-cell>
          <table:table-cell office:value-type="string">
            <text:p>5,544 K</text:p>
          </table:table-cell>
          <table:table-cell office:value-type="string">
            <text:p>5,560 K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office:value-type="string">
            <text:p><text:s/>ctfmon.exe</text:p>
          </table:table-cell>
          <table:table-cell office:value-type="float" office:value="2556">
            <text:p>2556</text:p>
          </table:table-cell>
          <table:table-cell/>
          <table:table-cell office:value-type="string">
            <text:p>CTF Loader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,240 K</text:p>
          </table:table-cell>
          <table:table-cell table:number-columns-repeated="2" office:value-type="string">
            <text:p>4,256 K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45"/>
        </table:table-row>
        <table:table-row table:style-name="ro1">
          <table:table-cell office:value-type="string">
            <text:p><text:s/>winroll.exe</text:p>
          </table:table-cell>
          <table:table-cell office:value-type="float" office:value="1296">
            <text:p>1296</text:p>
          </table:table-cell>
          <table:table-cell table:number-columns-repeated="3"/>
          <table:table-cell office:value-type="string">
            <text:p>1,692 K</text:p>
          </table:table-cell>
          <table:table-cell office:value-type="string">
            <text:p>2,012 K</text:p>
          </table:table-cell>
          <table:table-cell office:value-type="string">
            <text:p>328 K</text:p>
          </table:table-cell>
          <table:table-cell office:value-type="string">
            <text:p>3,548 K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office:value-type="string">
            <text:p><text:s/>CBSysTray.exe</text:p>
          </table:table-cell>
          <table:table-cell office:value-type="float" office:value="2476">
            <text:p>2476</text:p>
          </table:table-cell>
          <table:table-cell/>
          <table:table-cell office:value-type="string">
            <text:p>Connected DataProtector System Tray</text:p>
          </table:table-cell>
          <table:table-cell office:value-type="string">
            <text:p>Connected Corporation</text:p>
          </table:table-cell>
          <table:table-cell office:value-type="string">
            <text:p>1,132 K</text:p>
          </table:table-cell>
          <table:table-cell office:value-type="string">
            <text:p>1,136 K</text:p>
          </table:table-cell>
          <table:table-cell office:value-type="string">
            <text:p>808 K</text:p>
          </table:table-cell>
          <table:table-cell office:value-type="string">
            <text:p>3,644 K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45"/>
        </table:table-row>
        <table:table-row table:style-name="ro1">
          <table:table-cell office:value-type="string">
            <text:p><text:s/>FireTray.exe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McAfee HIP Tray Application</text:p>
          </table:table-cell>
          <table:table-cell office:value-type="string">
            <text:p>McAfee, Inc.</text:p>
          </table:table-cell>
          <table:table-cell office:value-type="string">
            <text:p>4,056 K</text:p>
          </table:table-cell>
          <table:table-cell office:value-type="string">
            <text:p>5,080 K</text:p>
          </table:table-cell>
          <table:table-cell office:value-type="string">
            <text:p>7,800 K</text:p>
          </table:table-cell>
          <table:table-cell office:value-type="string">
            <text:p>7,816 K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45"/>
        </table:table-row>
        <table:table-row table:style-name="ro1">
          <table:table-cell office:value-type="string">
            <text:p><text:s/>OUTLOOK.EXE</text:p>
          </table:table-cell>
          <table:table-cell office:value-type="float" office:value="4060">
            <text:p>4060</text:p>
          </table:table-cell>
          <table:table-cell/>
          <table:table-cell office:value-type="string">
            <text:p>Microsoft Office Outlook</text:p>
          </table:table-cell>
          <table:table-cell office:value-type="string">
            <text:p>Microsoft Corporation</text:p>
          </table:table-cell>
          <table:table-cell office:value-type="string">
            <text:p>197,024 K</text:p>
          </table:table-cell>
          <table:table-cell office:value-type="string">
            <text:p>286,484 K</text:p>
          </table:table-cell>
          <table:table-cell office:value-type="string">
            <text:p>223,928 K</text:p>
          </table:table-cell>
          <table:table-cell office:value-type="string">
            <text:p>235,400 K</text:p>
          </table:table-cell>
          <table:table-cell office:value-type="float" office:value="213">
            <text:p>213</text:p>
          </table:table-cell>
          <table:table-cell office:value-type="float" office:value="357">
            <text:p>357</text:p>
          </table:table-cell>
          <table:table-cell table:number-columns-repeated="245"/>
        </table:table-row>
        <table:table-row table:style-name="ro1">
          <table:table-cell office:value-type="string">
            <text:p><text:s/>iexplore.exe</text:p>
          </table:table-cell>
          <table:table-cell office:value-type="float" office:value="972">
            <text:p>972</text:p>
          </table:table-cell>
          <table:table-cell/>
          <table:table-cell office:value-type="string">
            <text:p>Internet Explorer</text:p>
          </table:table-cell>
          <table:table-cell office:value-type="string">
            <text:p>Microsoft Corporation</text:p>
          </table:table-cell>
          <table:table-cell office:value-type="string">
            <text:p>19,964 K</text:p>
          </table:table-cell>
          <table:table-cell office:value-type="string">
            <text:p>21,000 K</text:p>
          </table:table-cell>
          <table:table-cell office:value-type="string">
            <text:p>32,260 K</text:p>
          </table:table-cell>
          <table:table-cell office:value-type="string">
            <text:p>32,904 K</text:p>
          </table:table-cell>
          <table:table-cell office:value-type="float" office:value="522">
            <text:p>522</text:p>
          </table:table-cell>
          <table:table-cell office:value-type="float" office:value="626">
            <text:p>626</text:p>
          </table:table-cell>
          <table:table-cell table:number-columns-repeated="245"/>
        </table:table-row>
        <table:table-row table:style-name="ro1">
          <table:table-cell office:value-type="string">
            <text:p><text:s/>sh.exe</text:p>
          </table:table-cell>
          <table:table-cell office:value-type="float" office:value="744">
            <text:p>744</text:p>
          </table:table-cell>
          <table:table-cell table:number-columns-repeated="3"/>
          <table:table-cell office:value-type="string">
            <text:p>956 K</text:p>
          </table:table-cell>
          <table:table-cell office:value-type="string">
            <text:p>1,028 K</text:p>
          </table:table-cell>
          <table:table-cell office:value-type="string">
            <text:p>2,432 K</text:p>
          </table:table-cell>
          <table:table-cell office:value-type="string">
            <text:p>2,436 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office:value-type="string">
            <text:p><text:s text:c="2"/>sh.exe</text:p>
          </table:table-cell>
          <table:table-cell office:value-type="float" office:value="456">
            <text:p>456</text:p>
          </table:table-cell>
          <table:table-cell table:number-columns-repeated="3"/>
          <table:table-cell office:value-type="string">
            <text:p>988 K</text:p>
          </table:table-cell>
          <table:table-cell office:value-type="string">
            <text:p>992 K</text:p>
          </table:table-cell>
          <table:table-cell office:value-type="string">
            <text:p>2,200 K</text:p>
          </table:table-cell>
          <table:table-cell office:value-type="string">
            <text:p>2,204 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1" office:value-type="string">
            <text:p><text:s text:c="3"/>perl.exe</text:p>
          </table:table-cell>
          <table:table-cell table:style-name="ce1" office:value-type="float" office:value="3872">
            <text:p>3872</text:p>
          </table:table-cell>
          <table:table-cell table:style-name="ce1" table:number-columns-repeated="3"/>
          <table:table-cell table:number-columns-repeated="2" table:style-name="ce1" office:value-type="string">
            <text:p>2,412 K</text:p>
          </table:table-cell>
          <table:table-cell table:number-columns-repeated="2" table:style-name="ce1" office:value-type="string">
            <text:p>4,444 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table:number-columns-repeated="245"/>
        </table:table-row>
        <table:table-row table:style-name="ro1">
          <table:table-cell office:value-type="string">
            <text:p><text:s/>procexp.exe</text:p>
          </table:table-cell>
          <table:table-cell office:value-type="float" office:value="3944">
            <text:p>3944</text:p>
          </table:table-cell>
          <table:table-cell office:value-type="float" office:value="4.29">
            <text:p>4.29</text:p>
          </table:table-cell>
          <table:table-cell office:value-type="string">
            <text:p>Sysinternals Process Explorer</text:p>
          </table:table-cell>
          <table:table-cell office:value-type="string">
            <text:p>Sysinternals - www.sysinternals.com</text:p>
          </table:table-cell>
          <table:table-cell office:value-type="string">
            <text:p>19,176 K</text:p>
          </table:table-cell>
          <table:table-cell office:value-type="string">
            <text:p>20,360 K</text:p>
          </table:table-cell>
          <table:table-cell office:value-type="string">
            <text:p>26,656 K</text:p>
          </table:table-cell>
          <table:table-cell office:value-type="string">
            <text:p>26,864 K</text:p>
          </table:table-cell>
          <table:table-cell office:value-type="float" office:value="255">
            <text:p>255</text:p>
          </table:table-cell>
          <table:table-cell office:value-type="float" office:value="408">
            <text:p>408</text:p>
          </table:table-cell>
          <table:table-cell table:number-columns-repeated="245"/>
        </table:table-row>
        <table:table-row table:style-name="ro1">
          <table:table-cell office:value-type="string">
            <text:p>rundll32.exe</text:p>
          </table:table-cell>
          <table:table-cell office:value-type="float" office:value="384">
            <text:p>384</text:p>
          </table:table-cell>
          <table:table-cell/>
          <table:table-cell office:value-type="string">
            <text:p>Run a DLL as an App</text:p>
          </table:table-cell>
          <table:table-cell office:value-type="string">
            <text:p>Microsoft Corporation</text:p>
          </table:table-cell>
          <table:table-cell office:value-type="string">
            <text:p>3,068 K</text:p>
          </table:table-cell>
          <table:table-cell office:value-type="string">
            <text:p>11,448 K</text:p>
          </table:table-cell>
          <table:table-cell office:value-type="string">
            <text:p>6,596 K</text:p>
          </table:table-cell>
          <table:table-cell office:value-type="string">
            <text:p>10,056 K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245"/>
        </table:table-row>
        <table:table-row table:style-name="ro1">
          <table:table-cell office:value-type="string">
            <text:p>firefox.exe</text:p>
          </table:table-cell>
          <table:table-cell office:value-type="float" office:value="748">
            <text:p>748</text:p>
          </table:table-cell>
          <table:table-cell/>
          <table:table-cell office:value-type="string">
            <text:p>Firefox</text:p>
          </table:table-cell>
          <table:table-cell office:value-type="string">
            <text:p>Mozilla Corporation</text:p>
          </table:table-cell>
          <table:table-cell office:value-type="string">
            <text:p>85,276 K</text:p>
          </table:table-cell>
          <table:table-cell office:value-type="string">
            <text:p>159,640 K</text:p>
          </table:table-cell>
          <table:table-cell office:value-type="string">
            <text:p>81,344 K</text:p>
          </table:table-cell>
          <table:table-cell office:value-type="string">
            <text:p>155,772 K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table:number-columns-repeated="245"/>
        </table:table-row>
        <table:table-row table:style-name="ro1">
          <table:table-cell office:value-type="string">
            <text:p><text:s/>java.exe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Java(TM) Platform SE binary</text:p>
          </table:table-cell>
          <table:table-cell office:value-type="string">
            <text:p>Sun Microsystems, Inc.</text:p>
          </table:table-cell>
          <table:table-cell office:value-type="string">
            <text:p>33,888 K</text:p>
          </table:table-cell>
          <table:table-cell office:value-type="string">
            <text:p>35,048 K</text:p>
          </table:table-cell>
          <table:table-cell office:value-type="string">
            <text:p>35,844 K</text:p>
          </table:table-cell>
          <table:table-cell office:value-type="string">
            <text:p>36,460 K</text:p>
          </table:table-cell>
          <table:table-cell office:value-type="float" office:value="40">
            <text:p>40</text:p>
          </table:table-cell>
          <table:table-cell office:value-type="float" office:value="517">
            <text:p>51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cess: perl.exe Pid: 3872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table:number-columns-repeated="254"/>
        </table:table-row>
        <table:table-row table:style-name="ro1">
          <table:table-cell office:value-type="string">
            <text:p>Desktop</text:p>
          </table:table-cell>
          <table:table-cell office:value-type="string">
            <text:p>\Default</text:p>
          </table:table-cell>
          <table:table-cell table:number-columns-repeated="254"/>
        </table:table-row>
        <table:table-row table:style-name="ro1">
          <table:table-cell office:value-type="string">
            <text:p>Directory</text:p>
          </table:table-cell>
          <table:table-cell office:value-type="string">
            <text:p>\Windows</text:p>
          </table:table-cell>
          <table:table-cell table:number-columns-repeated="254"/>
        </table:table-row>
        <table:table-row table:style-name="ro1">
          <table:table-cell office:value-type="string">
            <text:p>Directory</text:p>
          </table:table-cell>
          <table:table-cell office:value-type="string">
            <text:p>\KnownDlls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C:\temp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CU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anguage Groups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ocale\Alternate Sorts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ocale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</text:p>
          </table:table-cell>
          <table:table-cell table:number-columns-repeated="254"/>
        </table:table-row>
        <table:table-row table:style-name="ro1">
          <table:table-cell office:value-type="string">
            <text:p>KeyedEvent</text:p>
          </table:table-cell>
          <table:table-cell office:value-type="string">
            <text:p>\KernelObjects\CritSecOutOfMemoryEvent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DBWinMutex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3872): 2076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3872): 3416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3872): 1028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3872): 4032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3872): 3544</text:p>
          </table:table-cell>
          <table:table-cell table:number-columns-repeated="254"/>
        </table:table-row>
        <table:table-row table:style-name="ro1">
          <table:table-cell office:value-type="string">
            <text:p>WindowStation</text:p>
          </table:table-cell>
          <table:table-cell office:value-type="string">
            <text:p>\Windows\WindowStations\WinSta0</text:p>
          </table:table-cell>
          <table:table-cell table:number-columns-repeated="254"/>
        </table:table-row>
        <table:table-row table:style-name="ro1">
          <table:table-cell office:value-type="string">
            <text:p>WindowStation</text:p>
          </table:table-cell>
          <table:table-cell office:value-type="string">
            <text:p>\Windows\WindowStations\WinSta0</text:p>
          </table:table-cell>
          <table:table-cell table:number-columns-repeated="254"/>
        </table:table-row>
      </table:table>
      <table:table table:name="Proc_Fork" table:style-name="ta1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5" table:default-cell-style-name="Default"/>
        <table:table-row table:style-name="ro1">
          <table:table-cell office:value-type="string">
            <text:p>Process</text:p>
          </table:table-cell>
          <table:table-cell office:value-type="string">
            <text:p>PID</text:p>
          </table:table-cell>
          <table:table-cell office:value-type="string">
            <text:p>CPU</text:p>
          </table:table-cell>
          <table:table-cell office:value-type="string">
            <text:p>Description</text:p>
          </table:table-cell>
          <table:table-cell office:value-type="string">
            <text:p>Company Name</text:p>
          </table:table-cell>
          <table:table-cell office:value-type="string">
            <text:p>Private Bytes</text:p>
          </table:table-cell>
          <table:table-cell office:value-type="string">
            <text:p>Peak Private Bytes</text:p>
          </table:table-cell>
          <table:table-cell office:value-type="string">
            <text:p>Working Set</text:p>
          </table:table-cell>
          <table:table-cell office:value-type="string">
            <text:p>Peak Working Set</text:p>
          </table:table-cell>
          <table:table-cell office:value-type="string">
            <text:p>USER Objects</text:p>
          </table:table-cell>
          <table:table-cell office:value-type="string">
            <text:p>GDI Objects</text:p>
          </table:table-cell>
          <table:table-cell table:number-columns-repeated="245"/>
        </table:table-row>
        <table:table-row table:style-name="ro1">
          <table:table-cell office:value-type="string">
            <text:p>System Idle Process</text:p>
          </table:table-cell>
          <table:table-cell office:value-type="float" office:value="0">
            <text:p>0</text:p>
          </table:table-cell>
          <table:table-cell office:value-type="float" office:value="92.96">
            <text:p>92.96</text:p>
          </table:table-cell>
          <table:table-cell table:number-columns-repeated="2"/>
          <table:table-cell table:number-columns-repeated="2" office:value-type="string">
            <text:p>0 K</text:p>
          </table:table-cell>
          <table:table-cell office:value-type="string">
            <text:p>28 K</text:p>
          </table:table-cell>
          <table:table-cell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Interrupts</text:p>
          </table:table-cell>
          <table:table-cell office:value-type="string">
            <text:p>n/a</text:p>
          </table:table-cell>
          <table:table-cell/>
          <table:table-cell office:value-type="string">
            <text:p>Hardware Interrupts</text:p>
          </table:table-cell>
          <table:table-cell/>
          <table:table-cell table:number-columns-repeated="4"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DPCs</text:p>
          </table:table-cell>
          <table:table-cell office:value-type="string">
            <text:p>n/a</text:p>
          </table:table-cell>
          <table:table-cell/>
          <table:table-cell office:value-type="string">
            <text:p>Deferred Procedure Calls</text:p>
          </table:table-cell>
          <table:table-cell/>
          <table:table-cell table:number-columns-repeated="4" office:value-type="string">
            <text:p>0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<text:s/>System</text:p>
          </table:table-cell>
          <table:table-cell office:value-type="float" office:value="4">
            <text:p>4</text:p>
          </table:table-cell>
          <table:table-cell office:value-type="float" office:value="1.41">
            <text:p>1.41</text:p>
          </table:table-cell>
          <table:table-cell table:number-columns-repeated="2"/>
          <table:table-cell table:number-columns-repeated="2" office:value-type="string">
            <text:p>0 K</text:p>
          </table:table-cell>
          <table:table-cell office:value-type="string">
            <text:p>264 K</text:p>
          </table:table-cell>
          <table:table-cell office:value-type="string">
            <text:p>6,792 K</text:p>
          </table:table-cell>
          <table:table-cell table:number-columns-repeated="2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string">
            <text:p>explorer.exe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Windows Explorer</text:p>
          </table:table-cell>
          <table:table-cell office:value-type="string">
            <text:p>Microsoft Corporation</text:p>
          </table:table-cell>
          <table:table-cell office:value-type="string">
            <text:p>19,860 K</text:p>
          </table:table-cell>
          <table:table-cell office:value-type="string">
            <text:p>25,076 K</text:p>
          </table:table-cell>
          <table:table-cell office:value-type="string">
            <text:p>34,292 K</text:p>
          </table:table-cell>
          <table:table-cell office:value-type="string">
            <text:p>34,576 K</text:p>
          </table:table-cell>
          <table:table-cell office:value-type="float" office:value="370">
            <text:p>370</text:p>
          </table:table-cell>
          <table:table-cell office:value-type="float" office:value="438">
            <text:p>438</text:p>
          </table:table-cell>
          <table:table-cell table:number-columns-repeated="245"/>
        </table:table-row>
        <table:table-row table:style-name="ro1">
          <table:table-cell office:value-type="string">
            <text:p><text:s/>direct.exe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Enterprise Provisioning Suite DIRECT!</text:p>
          </table:table-cell>
          <table:table-cell office:value-type="string">
            <text:p>Courion Corporation</text:p>
          </table:table-cell>
          <table:table-cell office:value-type="string">
            <text:p>1,912 K</text:p>
          </table:table-cell>
          <table:table-cell office:value-type="string">
            <text:p>2,908 K</text:p>
          </table:table-cell>
          <table:table-cell office:value-type="string">
            <text:p>5,120 K</text:p>
          </table:table-cell>
          <table:table-cell office:value-type="string">
            <text:p>5,132 K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45"/>
        </table:table-row>
        <table:table-row table:style-name="ro1">
          <table:table-cell office:value-type="string">
            <text:p><text:s/>shstat.exe</text:p>
          </table:table-cell>
          <table:table-cell office:value-type="float" office:value="2684">
            <text:p>2684</text:p>
          </table:table-cell>
          <table:table-cell/>
          <table:table-cell office:value-type="string">
            <text:p>VirusScan tray icon</text:p>
          </table:table-cell>
          <table:table-cell office:value-type="string">
            <text:p>McAfee, Inc.</text:p>
          </table:table-cell>
          <table:table-cell office:value-type="string">
            <text:p>1,732 K</text:p>
          </table:table-cell>
          <table:table-cell office:value-type="string">
            <text:p>2,724 K</text:p>
          </table:table-cell>
          <table:table-cell office:value-type="string">
            <text:p>1,008 K</text:p>
          </table:table-cell>
          <table:table-cell office:value-type="string">
            <text:p>4,980 K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table:number-columns-repeated="245"/>
        </table:table-row>
        <table:table-row table:style-name="ro1">
          <table:table-cell office:value-type="string">
            <text:p><text:s/>TBMon.exe</text:p>
          </table:table-cell>
          <table:table-cell office:value-type="float" office:value="2180">
            <text:p>2180</text:p>
          </table:table-cell>
          <table:table-cell/>
          <table:table-cell office:value-type="string">
            <text:p>TalkBack Monitor</text:p>
          </table:table-cell>
          <table:table-cell office:value-type="string">
            <text:p>Network Associates, Inc.</text:p>
          </table:table-cell>
          <table:table-cell office:value-type="string">
            <text:p>700 K</text:p>
          </table:table-cell>
          <table:table-cell office:value-type="string">
            <text:p>728 K</text:p>
          </table:table-cell>
          <table:table-cell table:number-columns-repeated="2" office:value-type="string">
            <text:p>2,268 K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rundll32.exe</text:p>
          </table:table-cell>
          <table:table-cell office:value-type="float" office:value="3624">
            <text:p>3624</text:p>
          </table:table-cell>
          <table:table-cell/>
          <table:table-cell office:value-type="string">
            <text:p>Run a DLL as an App</text:p>
          </table:table-cell>
          <table:table-cell office:value-type="string">
            <text:p>Microsoft Corporation</text:p>
          </table:table-cell>
          <table:table-cell office:value-type="string">
            <text:p>2,972 K</text:p>
          </table:table-cell>
          <table:table-cell office:value-type="string">
            <text:p>3,524 K</text:p>
          </table:table-cell>
          <table:table-cell table:number-columns-repeated="2" office:value-type="string">
            <text:p>4,088 K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systray.exe</text:p>
          </table:table-cell>
          <table:table-cell office:value-type="float" office:value="3748">
            <text:p>3748</text:p>
          </table:table-cell>
          <table:table-cell/>
          <table:table-cell office:value-type="string">
            <text:p>SysTray MFC Application</text:p>
          </table:table-cell>
          <table:table-cell/>
          <table:table-cell office:value-type="string">
            <text:p>3,732 K</text:p>
          </table:table-cell>
          <table:table-cell office:value-type="string">
            <text:p>4,736 K</text:p>
          </table:table-cell>
          <table:table-cell office:value-type="string">
            <text:p>6,924 K</text:p>
          </table:table-cell>
          <table:table-cell office:value-type="string">
            <text:p>7,404 K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office:value-type="string">
            <text:p><text:s/>stsystra.exe</text:p>
          </table:table-cell>
          <table:table-cell office:value-type="float" office:value="2428">
            <text:p>2428</text:p>
          </table:table-cell>
          <table:table-cell/>
          <table:table-cell office:value-type="string">
            <text:p>Sigmatel Audio system tray application</text:p>
          </table:table-cell>
          <table:table-cell office:value-type="string">
            <text:p>SigmaTel, Inc.</text:p>
          </table:table-cell>
          <table:table-cell office:value-type="string">
            <text:p>5,644 K</text:p>
          </table:table-cell>
          <table:table-cell office:value-type="string">
            <text:p>6,648 K</text:p>
          </table:table-cell>
          <table:table-cell office:value-type="string">
            <text:p>9,772 K</text:p>
          </table:table-cell>
          <table:table-cell office:value-type="string">
            <text:p>9,776 K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245"/>
        </table:table-row>
        <table:table-row table:style-name="ro1">
          <table:table-cell office:value-type="string">
            <text:p><text:s/>db2systray.exe</text:p>
          </table:table-cell>
          <table:table-cell office:value-type="float" office:value="2416">
            <text:p>2416</text:p>
          </table:table-cell>
          <table:table-cell/>
          <table:table-cell office:value-type="string">
            <text:p>IBM(R) DB2(R)</text:p>
          </table:table-cell>
          <table:table-cell office:value-type="string">
            <text:p>International Business Machines Corporation</text:p>
          </table:table-cell>
          <table:table-cell office:value-type="string">
            <text:p>5,772 K</text:p>
          </table:table-cell>
          <table:table-cell office:value-type="string">
            <text:p>8,704 K</text:p>
          </table:table-cell>
          <table:table-cell office:value-type="string">
            <text:p>8,284 K</text:p>
          </table:table-cell>
          <table:table-cell office:value-type="string">
            <text:p>8,292 K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45"/>
        </table:table-row>
        <table:table-row table:style-name="ro1">
          <table:table-cell office:value-type="string">
            <text:p><text:s/>iTunesHelper.exe</text:p>
          </table:table-cell>
          <table:table-cell office:value-type="float" office:value="2464">
            <text:p>2464</text:p>
          </table:table-cell>
          <table:table-cell/>
          <table:table-cell office:value-type="string">
            <text:p>iTunesHelper Module</text:p>
          </table:table-cell>
          <table:table-cell office:value-type="string">
            <text:p>Apple Inc.</text:p>
          </table:table-cell>
          <table:table-cell office:value-type="string">
            <text:p>5,420 K</text:p>
          </table:table-cell>
          <table:table-cell office:value-type="string">
            <text:p>6,424 K</text:p>
          </table:table-cell>
          <table:table-cell office:value-type="string">
            <text:p>9,956 K</text:p>
          </table:table-cell>
          <table:table-cell office:value-type="string">
            <text:p>9,968 K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245"/>
        </table:table-row>
        <table:table-row table:style-name="ro1">
          <table:table-cell office:value-type="string">
            <text:p><text:s/>jusched.exe</text:p>
          </table:table-cell>
          <table:table-cell office:value-type="float" office:value="3640">
            <text:p>3640</text:p>
          </table:table-cell>
          <table:table-cell/>
          <table:table-cell office:value-type="string">
            <text:p>Java(TM) Platform SE binary</text:p>
          </table:table-cell>
          <table:table-cell office:value-type="string">
            <text:p>Sun Microsystems, Inc.</text:p>
          </table:table-cell>
          <table:table-cell office:value-type="string">
            <text:p>1,552 K</text:p>
          </table:table-cell>
          <table:table-cell office:value-type="string">
            <text:p>1,580 K</text:p>
          </table:table-cell>
          <table:table-cell office:value-type="string">
            <text:p>5,544 K</text:p>
          </table:table-cell>
          <table:table-cell office:value-type="string">
            <text:p>5,560 K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office:value-type="string">
            <text:p><text:s/>ctfmon.exe</text:p>
          </table:table-cell>
          <table:table-cell office:value-type="float" office:value="2556">
            <text:p>2556</text:p>
          </table:table-cell>
          <table:table-cell/>
          <table:table-cell office:value-type="string">
            <text:p>CTF Loader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,240 K</text:p>
          </table:table-cell>
          <table:table-cell table:number-columns-repeated="2" office:value-type="string">
            <text:p>4,256 K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45"/>
        </table:table-row>
        <table:table-row table:style-name="ro1">
          <table:table-cell office:value-type="string">
            <text:p><text:s/>winroll.exe</text:p>
          </table:table-cell>
          <table:table-cell office:value-type="float" office:value="1296">
            <text:p>1296</text:p>
          </table:table-cell>
          <table:table-cell table:number-columns-repeated="3"/>
          <table:table-cell office:value-type="string">
            <text:p>1,692 K</text:p>
          </table:table-cell>
          <table:table-cell office:value-type="string">
            <text:p>2,012 K</text:p>
          </table:table-cell>
          <table:table-cell office:value-type="string">
            <text:p>1,452 K</text:p>
          </table:table-cell>
          <table:table-cell office:value-type="string">
            <text:p>3,548 K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45"/>
        </table:table-row>
        <table:table-row table:style-name="ro1">
          <table:table-cell office:value-type="string">
            <text:p><text:s/>CBSysTray.exe</text:p>
          </table:table-cell>
          <table:table-cell office:value-type="float" office:value="2476">
            <text:p>2476</text:p>
          </table:table-cell>
          <table:table-cell/>
          <table:table-cell office:value-type="string">
            <text:p>Connected DataProtector System Tray</text:p>
          </table:table-cell>
          <table:table-cell office:value-type="string">
            <text:p>Connected Corporation</text:p>
          </table:table-cell>
          <table:table-cell office:value-type="string">
            <text:p>1,132 K</text:p>
          </table:table-cell>
          <table:table-cell office:value-type="string">
            <text:p>1,136 K</text:p>
          </table:table-cell>
          <table:table-cell office:value-type="string">
            <text:p>808 K</text:p>
          </table:table-cell>
          <table:table-cell office:value-type="string">
            <text:p>3,644 K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45"/>
        </table:table-row>
        <table:table-row table:style-name="ro1">
          <table:table-cell office:value-type="string">
            <text:p><text:s/>FireTray.exe</text:p>
          </table:table-cell>
          <table:table-cell office:value-type="float" office:value="2696">
            <text:p>2696</text:p>
          </table:table-cell>
          <table:table-cell/>
          <table:table-cell office:value-type="string">
            <text:p>McAfee HIP Tray Application</text:p>
          </table:table-cell>
          <table:table-cell office:value-type="string">
            <text:p>McAfee, Inc.</text:p>
          </table:table-cell>
          <table:table-cell office:value-type="string">
            <text:p>4,056 K</text:p>
          </table:table-cell>
          <table:table-cell office:value-type="string">
            <text:p>5,080 K</text:p>
          </table:table-cell>
          <table:table-cell office:value-type="string">
            <text:p>7,796 K</text:p>
          </table:table-cell>
          <table:table-cell office:value-type="string">
            <text:p>7,812 K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45"/>
        </table:table-row>
        <table:table-row table:style-name="ro1">
          <table:table-cell office:value-type="string">
            <text:p><text:s/>OUTLOOK.EXE</text:p>
          </table:table-cell>
          <table:table-cell office:value-type="float" office:value="4060">
            <text:p>4060</text:p>
          </table:table-cell>
          <table:table-cell/>
          <table:table-cell office:value-type="string">
            <text:p>Microsoft Office Outlook</text:p>
          </table:table-cell>
          <table:table-cell office:value-type="string">
            <text:p>Microsoft Corporation</text:p>
          </table:table-cell>
          <table:table-cell office:value-type="string">
            <text:p>196,908 K</text:p>
          </table:table-cell>
          <table:table-cell office:value-type="string">
            <text:p>286,484 K</text:p>
          </table:table-cell>
          <table:table-cell office:value-type="string">
            <text:p>223,864 K</text:p>
          </table:table-cell>
          <table:table-cell office:value-type="string">
            <text:p>235,400 K</text:p>
          </table:table-cell>
          <table:table-cell office:value-type="float" office:value="212">
            <text:p>212</text:p>
          </table:table-cell>
          <table:table-cell office:value-type="float" office:value="357">
            <text:p>357</text:p>
          </table:table-cell>
          <table:table-cell table:number-columns-repeated="245"/>
        </table:table-row>
        <table:table-row table:style-name="ro1">
          <table:table-cell office:value-type="string">
            <text:p><text:s/>iexplore.exe</text:p>
          </table:table-cell>
          <table:table-cell office:value-type="float" office:value="972">
            <text:p>972</text:p>
          </table:table-cell>
          <table:table-cell/>
          <table:table-cell office:value-type="string">
            <text:p>Internet Explorer</text:p>
          </table:table-cell>
          <table:table-cell office:value-type="string">
            <text:p>Microsoft Corporation</text:p>
          </table:table-cell>
          <table:table-cell office:value-type="string">
            <text:p>19,964 K</text:p>
          </table:table-cell>
          <table:table-cell office:value-type="string">
            <text:p>21,000 K</text:p>
          </table:table-cell>
          <table:table-cell office:value-type="string">
            <text:p>32,260 K</text:p>
          </table:table-cell>
          <table:table-cell office:value-type="string">
            <text:p>32,904 K</text:p>
          </table:table-cell>
          <table:table-cell office:value-type="float" office:value="522">
            <text:p>522</text:p>
          </table:table-cell>
          <table:table-cell office:value-type="float" office:value="626">
            <text:p>626</text:p>
          </table:table-cell>
          <table:table-cell table:number-columns-repeated="245"/>
        </table:table-row>
        <table:table-row table:style-name="ro1">
          <table:table-cell office:value-type="string">
            <text:p><text:s/>sh.exe</text:p>
          </table:table-cell>
          <table:table-cell office:value-type="float" office:value="744">
            <text:p>744</text:p>
          </table:table-cell>
          <table:table-cell table:number-columns-repeated="3"/>
          <table:table-cell office:value-type="string">
            <text:p>956 K</text:p>
          </table:table-cell>
          <table:table-cell office:value-type="string">
            <text:p>1,028 K</text:p>
          </table:table-cell>
          <table:table-cell office:value-type="string">
            <text:p>2,432 K</text:p>
          </table:table-cell>
          <table:table-cell office:value-type="string">
            <text:p>2,436 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office:value-type="string">
            <text:p><text:s text:c="2"/>sh.exe</text:p>
          </table:table-cell>
          <table:table-cell office:value-type="float" office:value="1408">
            <text:p>1408</text:p>
          </table:table-cell>
          <table:table-cell table:number-columns-repeated="3"/>
          <table:table-cell office:value-type="string">
            <text:p>988 K</text:p>
          </table:table-cell>
          <table:table-cell office:value-type="string">
            <text:p>992 K</text:p>
          </table:table-cell>
          <table:table-cell office:value-type="string">
            <text:p>2,184 K</text:p>
          </table:table-cell>
          <table:table-cell office:value-type="string">
            <text:p>2,188 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1" office:value-type="string">
            <text:p><text:s text:c="3"/>perl.exe</text:p>
          </table:table-cell>
          <table:table-cell table:style-name="ce1" office:value-type="float" office:value="1508">
            <text:p>1508</text:p>
          </table:table-cell>
          <table:table-cell table:style-name="ce1" table:number-columns-repeated="3"/>
          <table:table-cell table:style-name="ce1" office:value-type="string">
            <text:p>3,744 K</text:p>
          </table:table-cell>
          <table:table-cell table:style-name="ce1" office:value-type="string">
            <text:p>4,220 K</text:p>
          </table:table-cell>
          <table:table-cell table:style-name="ce1" office:value-type="string">
            <text:p>6,776 K</text:p>
          </table:table-cell>
          <table:table-cell table:style-name="ce1" office:value-type="string">
            <text:p>7,228 K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table:number-columns-repeated="245"/>
        </table:table-row>
        <table:table-row table:style-name="ro1">
          <table:table-cell office:value-type="string">
            <text:p><text:s/>procexp.exe</text:p>
          </table:table-cell>
          <table:table-cell office:value-type="float" office:value="3944">
            <text:p>3944</text:p>
          </table:table-cell>
          <table:table-cell office:value-type="float" office:value="3.52">
            <text:p>3.52</text:p>
          </table:table-cell>
          <table:table-cell office:value-type="string">
            <text:p>Sysinternals Process Explorer</text:p>
          </table:table-cell>
          <table:table-cell office:value-type="string">
            <text:p>Sysinternals - www.sysinternals.com</text:p>
          </table:table-cell>
          <table:table-cell office:value-type="string">
            <text:p>19,268 K</text:p>
          </table:table-cell>
          <table:table-cell office:value-type="string">
            <text:p>19,456 K</text:p>
          </table:table-cell>
          <table:table-cell office:value-type="string">
            <text:p>26,688 K</text:p>
          </table:table-cell>
          <table:table-cell office:value-type="string">
            <text:p>26,692 K</text:p>
          </table:table-cell>
          <table:table-cell office:value-type="float" office:value="255">
            <text:p>255</text:p>
          </table:table-cell>
          <table:table-cell office:value-type="float" office:value="408">
            <text:p>408</text:p>
          </table:table-cell>
          <table:table-cell table:number-columns-repeated="245"/>
        </table:table-row>
        <table:table-row table:style-name="ro1">
          <table:table-cell office:value-type="string">
            <text:p>rundll32.exe</text:p>
          </table:table-cell>
          <table:table-cell office:value-type="float" office:value="384">
            <text:p>384</text:p>
          </table:table-cell>
          <table:table-cell/>
          <table:table-cell office:value-type="string">
            <text:p>Run a DLL as an App</text:p>
          </table:table-cell>
          <table:table-cell office:value-type="string">
            <text:p>Microsoft Corporation</text:p>
          </table:table-cell>
          <table:table-cell office:value-type="string">
            <text:p>3,068 K</text:p>
          </table:table-cell>
          <table:table-cell office:value-type="string">
            <text:p>11,448 K</text:p>
          </table:table-cell>
          <table:table-cell office:value-type="string">
            <text:p>6,596 K</text:p>
          </table:table-cell>
          <table:table-cell office:value-type="string">
            <text:p>10,056 K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245"/>
        </table:table-row>
        <table:table-row table:style-name="ro1">
          <table:table-cell office:value-type="string">
            <text:p>firefox.exe</text:p>
          </table:table-cell>
          <table:table-cell office:value-type="float" office:value="748">
            <text:p>748</text:p>
          </table:table-cell>
          <table:table-cell/>
          <table:table-cell office:value-type="string">
            <text:p>Firefox</text:p>
          </table:table-cell>
          <table:table-cell office:value-type="string">
            <text:p>Mozilla Corporation</text:p>
          </table:table-cell>
          <table:table-cell office:value-type="string">
            <text:p>85,276 K</text:p>
          </table:table-cell>
          <table:table-cell office:value-type="string">
            <text:p>159,640 K</text:p>
          </table:table-cell>
          <table:table-cell office:value-type="string">
            <text:p>81,340 K</text:p>
          </table:table-cell>
          <table:table-cell office:value-type="string">
            <text:p>155,772 K</text:p>
          </table:table-cell>
          <table:table-cell office:value-type="float" office:value="52">
            <text:p>52</text:p>
          </table:table-cell>
          <table:table-cell office:value-type="float" office:value="136">
            <text:p>136</text:p>
          </table:table-cell>
          <table:table-cell table:number-columns-repeated="245"/>
        </table:table-row>
        <table:table-row table:style-name="ro1">
          <table:table-cell office:value-type="string">
            <text:p><text:s/>java.exe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Java(TM) Platform SE binary</text:p>
          </table:table-cell>
          <table:table-cell office:value-type="string">
            <text:p>Sun Microsystems, Inc.</text:p>
          </table:table-cell>
          <table:table-cell office:value-type="string">
            <text:p>33,888 K</text:p>
          </table:table-cell>
          <table:table-cell office:value-type="string">
            <text:p>35,048 K</text:p>
          </table:table-cell>
          <table:table-cell office:value-type="string">
            <text:p>35,844 K</text:p>
          </table:table-cell>
          <table:table-cell office:value-type="string">
            <text:p>36,460 K</text:p>
          </table:table-cell>
          <table:table-cell office:value-type="float" office:value="40">
            <text:p>40</text:p>
          </table:table-cell>
          <table:table-cell office:value-type="float" office:value="517">
            <text:p>51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cess: perl.exe Pid: 1508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table:number-columns-repeated="254"/>
        </table:table-row>
        <table:table-row table:style-name="ro1">
          <table:table-cell office:value-type="string">
            <text:p>Desktop</text:p>
          </table:table-cell>
          <table:table-cell office:value-type="string">
            <text:p>\Default</text:p>
          </table:table-cell>
          <table:table-cell table:number-columns-repeated="254"/>
        </table:table-row>
        <table:table-row table:style-name="ro1">
          <table:table-cell office:value-type="string">
            <text:p>Directory</text:p>
          </table:table-cell>
          <table:table-cell office:value-type="string">
            <text:p>\BaseNamedObjects</text:p>
          </table:table-cell>
          <table:table-cell table:number-columns-repeated="254"/>
        </table:table-row>
        <table:table-row table:style-name="ro1">
          <table:table-cell office:value-type="string">
            <text:p>Directory</text:p>
          </table:table-cell>
          <table:table-cell office:value-type="string">
            <text:p>\Windows</text:p>
          </table:table-cell>
          <table:table-cell table:number-columns-repeated="254"/>
        </table:table-row>
        <table:table-row table:style-name="ro1">
          <table:table-cell office:value-type="string">
            <text:p>Directory</text:p>
          </table:table-cell>
          <table:table-cell office:value-type="string">
            <text:p>\KnownDlls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Read Mutex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Hook Shutdown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Hook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DisplayChange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Window Shutdown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nView Window Event</text:p>
          </table:table-cell>
          <table:table-cell table:number-columns-repeated="254"/>
        </table:table-row>
        <table:table-row table:style-name="ro1">
          <table:table-cell office:value-type="string">
            <text:p>Event</text:p>
          </table:table-cell>
          <table:table-cell office:value-type="string">
            <text:p>\BaseNamedObjects\WinMMConsoleAudioEvent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C:\temp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5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4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4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3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3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2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2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C:\WINDOWS\WinSxS\x86_Microsoft.Windows.Common-Controls_6595b64144ccf1df_6.0.2600.2982_x-ww_ac3f9c03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KsecDD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1</text:p>
          </table:table-cell>
          <table:table-cell table:number-columns-repeated="254"/>
        </table:table-row>
        <table:table-row table:style-name="ro1">
          <table:table-cell office:value-type="string">
            <text:p>File</text:p>
          </table:table-cell>
          <table:table-cell office:value-type="string">
            <text:p>\Device\NamedPipe\Win32Pipes.000005e4.00000001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OFTWARE\Microsoft\Windows NT\CurrentVersion\Drivers32\Terminal Server\RDP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CU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anguage Groups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ocale\Alternate Sorts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\SYSTEM\ControlSet001\Control\Nls\Locale</text:p>
          </table:table-cell>
          <table:table-cell table:number-columns-repeated="254"/>
        </table:table-row>
        <table:table-row table:style-name="ro1">
          <table:table-cell office:value-type="string">
            <text:p>Key</text:p>
          </table:table-cell>
          <table:table-cell office:value-type="string">
            <text:p>HKLM</text:p>
          </table:table-cell>
          <table:table-cell table:number-columns-repeated="254"/>
        </table:table-row>
        <table:table-row table:style-name="ro1">
          <table:table-cell office:value-type="string">
            <text:p>KeyedEvent</text:p>
          </table:table-cell>
          <table:table-cell office:value-type="string">
            <text:p>\KernelObjects\CritSecOutOfMemoryEvent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DBWinMutex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nView Shared Thread Hook Info Mutex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nView Shared Trans Mutex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nView Shared Desk Mutex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nView Shared Memory Mutex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TimListCache.FMPDefaultS-1-5-21-945540591-4024260831-3861152641-68525MUTEX.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TMD.Mutex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Layouts.Mutex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Asm.Mutex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Compart.Mutex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Mutant</text:p>
          </table:table-cell>
          <table:table-cell office:value-type="string">
            <text:p>\BaseNamedObjects\CTF.LBES.Mutex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\BaseNamedObjects\nView Shared Memory</text:p>
          </table:table-cell>
          <table:table-cell table:number-columns-repeated="25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\BaseNamedObjects\nView Shared Static Memory</text:p>
          </table:table-cell>
          <table:table-cell table:number-columns-repeated="25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\BaseNamedObjects\CTF.TimListCache.FMPDefaultS-1-5-21-945540591-4024260831-3861152641-68525SFM.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\BaseNamedObjects\CiceroSharedMemDefaultS-1-5-21-945540591-4024260831-3861152641-68525</text:p>
          </table:table-cell>
          <table:table-cell table:number-columns-repeated="254"/>
        </table:table-row>
        <table:table-row table:style-name="ro1">
          <table:table-cell office:value-type="string">
            <text:p>Semaphore</text:p>
          </table:table-cell>
          <table:table-cell office:value-type="string">
            <text:p>\BaseNamedObjects\shell.{A48F1A32-A340-11D1-BC6B-00A0C90312E1}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1508): 1256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1508): 3488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1508): 1564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1508): 1504</text:p>
          </table:table-cell>
          <table:table-cell table:number-columns-repeated="254"/>
        </table:table-row>
        <table:table-row table:style-name="ro1">
          <table:table-cell office:value-type="string">
            <text:p>Thread</text:p>
          </table:table-cell>
          <table:table-cell office:value-type="string">
            <text:p>perl.exe(1508): 1248</text:p>
          </table:table-cell>
          <table:table-cell table:number-columns-repeated="254"/>
        </table:table-row>
        <table:table-row table:style-name="ro1">
          <table:table-cell office:value-type="string">
            <text:p>WindowStation</text:p>
          </table:table-cell>
          <table:table-cell office:value-type="string">
            <text:p>\Windows\WindowStations\WinSta0</text:p>
          </table:table-cell>
          <table:table-cell table:number-columns-repeated="254"/>
        </table:table-row>
        <table:table-row table:style-name="ro1">
          <table:table-cell office:value-type="string">
            <text:p>WindowStation</text:p>
          </table:table-cell>
          <table:table-cell office:value-type="string">
            <text:p>\Windows\WindowStations\WinSta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6">01/16/2009</text:date>, <text:time>17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Brian Manning</dc:creator>
    <dc:date>2009-01-16T17:24:27</dc:date>
    <meta:editing-cycles>1</meta:editing-cycles>
    <meta:editing-duration>PT3H5M49S</meta:editing-duration>
    <meta:user-defined meta:name="Info 1"/>
    <meta:user-defined meta:name="Info 2"/>
    <meta:user-defined meta:name="Info 3"/>
    <meta:user-defined meta:name="Info 4"/>
    <meta:document-statistic meta:table-count="2" meta:cell-count="685"/>
  </office:meta>
</office:document-meta>
</file>